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2b92" officeooo:paragraph-rsid="00252b9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  <style:style style:name="T7" style:family="text">
      <style:text-properties officeooo:rsid="00270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trim the nether and end </text:span>as right now its unused space. <text:span text:style-name="T7">This is to happen using a map as with the last overworld trim.</text:span>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RedPanda_4</text:p>
      <text:p text:style-name="P2">FVerndari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60-4: To trim the nether and e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9:50:31.206146814</dc:date>
    <meta:editing-duration>PT4M34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65" meta:character-count="383" meta:non-whitespace-character-count="328"/>
  </office:meta>
</office:document-meta>
</file>